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000000" style:font-name="Courier New1" fo:font-size="10pt" fo:font-weight="bold" style:font-size-asian="10pt" style:font-weight-asian="bold" style:font-size-complex="10pt" style:font-weight-complex="bold"/>
    </style:style>
    <style:style style:name="P3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fo:font-size="8pt" style:font-size-asian="8pt" style:font-size-complex="8pt"/>
    </style:style>
    <style:style style:name="P4" style:family="paragraph" style:parent-style-name="Preformatted_20_Text">
      <style:paragraph-properties fo:background-color="#ffffff">
        <style:background-image/>
      </style:paragraph-properties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color="#000000" fo:font-size="8pt" style:font-size-asian="8pt" style:font-size-complex="8pt"/>
    </style:style>
    <style:style style:name="P6" style:family="paragraph" style:parent-style-name="Preformatted_20_Text">
      <style:paragraph-properties fo:background-color="#ffffff">
        <style:background-image/>
      </style:paragraph-properties>
      <style:text-properties fo:color="#808080" fo:font-size="8pt" style:font-size-asian="8pt" style:font-size-complex="8pt"/>
    </style:style>
    <style:style style:name="P7" style:family="paragraph" style:parent-style-name="Preformatted_20_Text">
      <style:paragraph-properties fo:background-color="#ffffff">
        <style:background-image/>
      </style:paragraph-properties>
      <style:text-properties fo:font-size="8pt" style:font-size-asian="8pt" style:font-size-complex="8pt"/>
    </style:style>
    <style:style style:name="P8" style:family="paragraph" style:parent-style-name="Preformatted_20_Text">
      <style:paragraph-properties fo:background-color="#ffffff" fo:padding="0.049cm" fo:border="0.002cm solid #000000" style:shadow="none">
        <style:background-image/>
      </style:paragraph-properties>
      <style:text-properties fo:color="#000000" fo:font-size="8pt" style:font-size-asian="8pt" style:font-size-complex="8pt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Courier New1" fo:font-weight="bold"/>
    </style:style>
    <style:style style:name="T4" style:family="text">
      <style:text-properties fo:color="#000080" style:font-name="Courier New1" fo:font-size="8pt" fo:font-weight="bold" style:font-size-asian="8pt" style:font-size-complex="8pt"/>
    </style:style>
    <style:style style:name="T5" style:family="text">
      <style:text-properties style:font-name="Courier New1"/>
    </style:style>
    <style:style style:name="T6" style:family="text">
      <style:text-properties style:font-name="Courier New1" fo:font-style="italic"/>
    </style:style>
    <style:style style:name="T7" style:family="text">
      <style:text-properties fo:color="#660e7a" style:font-name="Courier New1" fo:font-weight="bold"/>
    </style:style>
    <style:style style:name="T8" style:family="text">
      <style:text-properties fo:color="#660e7a" style:font-name="Courier New1" fo:font-style="italic" fo:font-weight="bold"/>
    </style:style>
    <style:style style:name="T9" style:family="text">
      <style:text-properties fo:color="#008000" style:font-name="Courier New1" fo:font-weight="bold"/>
    </style:style>
    <style:style style:name="T10" style:family="text">
      <style:text-properties fo:color="#0000ff" style:font-name="Courier New1"/>
    </style:style>
    <style:style style:name="T11" style:family="text">
      <style:text-properties fo:color="#808080"/>
    </style:style>
    <style:style style:name="T12" style:family="text">
      <style:text-properties fo:color="#808080" style:font-name="Courier New1" fo:font-style="italic"/>
    </style:style>
    <style:style style:name="T13" style:family="text">
      <style:text-properties fo:color="#808000"/>
    </style:style>
    <style:style style:name="T14" style:family="text">
      <style:text-properties fo:color="#808000" style:font-name="Courier New1"/>
    </style:style>
    <style:style style:name="T15" style:family="text">
      <style:text-properties fo:color="#000000"/>
    </style:style>
    <style:style style:name="T16" style:family="text">
      <style:text-properties fo:color="#000000" style:font-name="Courier New1"/>
    </style:style>
    <style:style style:name="T17" style:family="text">
      <style:text-properties fo:color="#000000" style:font-name="Courier New1"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GANIZAR DISEÑO PAR ACCESO BD SQL ite</text:p>
      <text:p text:style-name="P4"><text:span text:style-name="T4">public class </text:span><text:span text:style-name="T17">DataBaseHelper {</text:span></text:p>
      <text:p text:style-name="P5"><text:s text:c="4"/><text:span text:style-name="T3">private </text:span><text:span text:style-name="T5">Context </text:span><text:span text:style-name="T7">mCtx</text:span><text:span text:style-name="T5">=</text:span><text:span text:style-name="T3">null</text:span><text:span text:style-name="T5">;</text:span></text:p>
      <text:p text:style-name="P5"><text:s text:c="4"/><text:span text:style-name="T3">private <text:s/></text:span><text:span text:style-name="T5">DataBaseHelperInternal </text:span><text:span text:style-name="T7">mDbHelper</text:span><text:span text:style-name="T5">=</text:span><text:span text:style-name="T3">null</text:span><text:span text:style-name="T5">;</text:span></text:p>
      <text:p text:style-name="P5"><text:s text:c="4"/><text:span text:style-name="T3">private <text:s/></text:span><text:span text:style-name="T5">SQLiteDatabase </text:span><text:span text:style-name="T7">mDb</text:span><text:span text:style-name="T5">=</text:span><text:span text:style-name="T3">null</text:span><text:span text:style-name="T5">;</text:span></text:p>
      <text:p text:style-name="P5"><text:s text:c="4"/><text:span text:style-name="T3">private static final </text:span><text:span text:style-name="T5">String </text:span><text:span text:style-name="T8">DATABASE_NAME</text:span><text:span text:style-name="T5">=</text:span><text:span text:style-name="T9">"DBClientes"</text:span><text:span text:style-name="T5">;</text:span></text:p>
      <text:p text:style-name="P5"><text:s text:c="4"/><text:span text:style-name="T3">private static final int </text:span><text:span text:style-name="T8">DATABASE_VERSION</text:span><text:span text:style-name="T5">=</text:span><text:span text:style-name="T10">3</text:span><text:span text:style-name="T5">;</text:span></text:p>
      <text:p text:style-name="P5"><text:s text:c="4"/><text:span text:style-name="T3">private static final </text:span><text:span text:style-name="T5">String </text:span><text:span text:style-name="T8">DATABASE_TABLE_CLIENTES </text:span><text:span text:style-name="T5">=</text:span><text:span text:style-name="T9">"Clientes"</text:span><text:span text:style-name="T5">;</text:span></text:p>
      <text:p text:style-name="P5"><text:s text:c="4"/><text:span text:style-name="T3">public static final </text:span><text:span text:style-name="T5">String </text:span><text:span text:style-name="T8">CODIGO</text:span><text:span text:style-name="T5">=</text:span><text:span text:style-name="T9">"codigo"</text:span><text:span text:style-name="T5">;</text:span></text:p>
      <text:p text:style-name="P5"><text:s text:c="4"/><text:span text:style-name="T3">public static final </text:span><text:span text:style-name="T5">String </text:span><text:span text:style-name="T8">NOMBRE</text:span><text:span text:style-name="T5">=</text:span><text:span text:style-name="T9">"nombre"</text:span><text:span text:style-name="T5">;</text:span></text:p>
      <text:p text:style-name="P5"><text:s text:c="4"/><text:span text:style-name="T3">public static final </text:span><text:span text:style-name="T5">String </text:span><text:span text:style-name="T8">TELEFONO</text:span><text:span text:style-name="T5">=</text:span><text:span text:style-name="T9">"telefono"</text:span><text:span text:style-name="T5">;</text:span></text:p>
      <text:p text:style-name="P5"><text:s text:c="4"/><text:span text:style-name="T3">private static final </text:span><text:span text:style-name="T5">String </text:span><text:span text:style-name="T8">DATABASE_CREATE_CLIENTES</text:span><text:span text:style-name="T5">= </text:span><text:span text:style-name="T9">"create table "</text:span><text:span text:style-name="T5">+ </text:span><text:span text:style-name="T8">DATABASE_TABLE_CLIENTES </text:span><text:span text:style-name="T5">+</text:span><text:span text:style-name="T9">" ("</text:span><text:span text:style-name="T5">+ </text:span><text:span text:style-name="T8">CODIGO</text:span><text:span text:style-name="T5">+</text:span><text:span text:style-name="T9">" integer primary key ,"</text:span><text:span text:style-name="T5">+</text:span><text:span text:style-name="T8">NOMBRE</text:span><text:span text:style-name="T5">+</text:span><text:span text:style-name="T9">" text not null,"</text:span><text:span text:style-name="T5">+</text:span><text:span text:style-name="T9">"TELEFONO"</text:span><text:span text:style-name="T5">+</text:span><text:span text:style-name="T9">" text not null"</text:span><text:span text:style-name="T5">+</text:span><text:span text:style-name="T9">")"</text:span><text:span text:style-name="T5">;</text:span></text:p>
      <text:p text:style-name="P5"/>
      <text:p text:style-name="P5"><text:s text:c="3"/><text:span text:style-name="T3">public </text:span><text:span text:style-name="T5">DataBaseHelper( Context ctx){</text:span></text:p>
      <text:p text:style-name="P5"><text:s text:c="7"/><text:span text:style-name="T7">mCtx</text:span><text:span text:style-name="T5">=ctx;</text:span></text:p>
      <text:p text:style-name="P5"><text:s text:c="3"/><text:span text:style-name="T5">}</text:span></text:p>
      <text:p text:style-name="P8"><text:s text:c="4"/><text:span text:style-name="T12">//clase privada para control de la SQLite</text:span></text:p>
      <text:p text:style-name="P8"><text:span text:style-name="T11"><text:s text:c="4"/></text:span><text:span text:style-name="T3">private static class </text:span><text:span text:style-name="T5">DataBaseHelperInternal </text:span><text:span text:style-name="T3">extends </text:span><text:span text:style-name="T5">SQLiteOpenHelper{</text:span></text:p>
      <text:p text:style-name="P8"><text:s text:c="12"/><text:span text:style-name="T12">//constructor</text:span></text:p>
      <text:p text:style-name="P8"><text:span text:style-name="T11"><text:s text:c="12"/></text:span><text:span text:style-name="T3">public </text:span><text:span text:style-name="T5">DataBaseHelperInternal(Context context) {</text:span></text:p>
      <text:p text:style-name="P8"><text:s text:c="16"/><text:span text:style-name="T3">super</text:span><text:span text:style-name="T5">(context, </text:span><text:span text:style-name="T8">DATABASE_NAME</text:span><text:span text:style-name="T5">, </text:span><text:span text:style-name="T3">null</text:span><text:span text:style-name="T5">, </text:span><text:span text:style-name="T8">DATABASE_VERSION</text:span><text:span text:style-name="T5">); <text:s text:c="3"/>}</text:span></text:p>
      <text:p text:style-name="P8"><text:s text:c="12"/><text:span text:style-name="T14">@Override</text:span></text:p>
      <text:p text:style-name="P8"><text:span text:style-name="T13"><text:s text:c="12"/></text:span><text:span text:style-name="T3">public void </text:span><text:span text:style-name="T5">onCreate(SQLiteDatabase db) {</text:span></text:p>
      <text:p text:style-name="P8"><text:s text:c="16"/><text:span text:style-name="T5">createTables(db);</text:span></text:p>
      <text:p text:style-name="P8"><text:s text:c="12"/><text:span text:style-name="T5">}</text:span></text:p>
      <text:p text:style-name="P8"><text:s text:c="12"/><text:span text:style-name="T14">@Override</text:span></text:p>
      <text:p text:style-name="P8"><text:span text:style-name="T13"><text:s text:c="12"/></text:span><text:span text:style-name="T3">public void </text:span><text:span text:style-name="T5">onUpgrade(SQLiteDatabase db, </text:span><text:span text:style-name="T3">int </text:span><text:span text:style-name="T5">oldVersion, </text:span><text:span text:style-name="T3">int </text:span><text:span text:style-name="T5">newVersion) {</text:span></text:p>
      <text:p text:style-name="P8"><text:s text:c="16"/><text:span text:style-name="T5">deleteTables(db);</text:span></text:p>
      <text:p text:style-name="P8"><text:s text:c="16"/><text:span text:style-name="T5">createTables(db);</text:span></text:p>
      <text:p text:style-name="P8"><text:s text:c="12"/><text:span text:style-name="T5">}</text:span></text:p>
      <text:p text:style-name="P8"><text:s text:c="12"/><text:span text:style-name="T3">private void </text:span><text:span text:style-name="T5">createTables(SQLiteDatabase db) {</text:span></text:p>
      <text:p text:style-name="P8"><text:s text:c="16"/><text:span text:style-name="T5">db.execSQL(</text:span><text:span text:style-name="T8">DATABASE_CREATE_CLIENTES</text:span><text:span text:style-name="T5">);</text:span></text:p>
      <text:p text:style-name="P8"><text:s text:c="12"/><text:span text:style-name="T5">}</text:span></text:p>
      <text:p text:style-name="P8"><text:s text:c="12"/><text:span text:style-name="T3">private void </text:span><text:span text:style-name="T5">deleteTables(SQLiteDatabase db) {</text:span></text:p>
      <text:p text:style-name="P8"><text:s text:c="16"/><text:span text:style-name="T5">db.execSQL(</text:span><text:span text:style-name="T9">"DROP TABLE IF EXISTS " </text:span><text:span text:style-name="T5">+ </text:span><text:span text:style-name="T8">DATABASE_TABLE_CLIENTES</text:span><text:span text:style-name="T5">);</text:span></text:p>
      <text:p text:style-name="P8"><text:s text:c="12"/><text:span text:style-name="T5">}</text:span></text:p>
      <text:p text:style-name="P8"><text:s text:c="8"/><text:span text:style-name="T5">}</text:span></text:p>
      <text:p text:style-name="P5"/>
      <text:p text:style-name="P5"><text:s text:c="4"/><text:span text:style-name="T3">public </text:span><text:span text:style-name="T5">DataBaseHelper open() <text:s/>{</text:span></text:p>
      <text:p text:style-name="P5"><text:s text:c="8"/><text:span text:style-name="T7">mDbHelper </text:span><text:span text:style-name="T5">= </text:span><text:span text:style-name="T3">new </text:span><text:span text:style-name="T5">DataBaseHelperInternal(</text:span><text:span text:style-name="T7">mCtx</text:span><text:span text:style-name="T5">);</text:span></text:p>
      <text:p text:style-name="P5"><text:s text:c="8"/><text:span text:style-name="T7">mDb </text:span><text:span text:style-name="T5">= </text:span><text:span text:style-name="T7">mDbHelper</text:span><text:span text:style-name="T5">.getWritableDatabase();</text:span></text:p>
      <text:p text:style-name="P5"><text:s text:c="8"/><text:span text:style-name="T3">return this</text:span><text:span text:style-name="T5">;</text:span></text:p>
      <text:p text:style-name="P5"><text:s text:c="4"/><text:span text:style-name="T5">}</text:span></text:p>
      <text:p text:style-name="P5"><text:s text:c="8"/><text:span text:style-name="T3">public void </text:span><text:span text:style-name="T5">close(){</text:span> <text:s/><text:span text:style-name="T7">mDbHelper</text:span><text:span text:style-name="T5">.close();</text:span> <text:s/><text:span text:style-name="T5">}</text:span></text:p>
      <text:p text:style-name="P5"><text:s text:c="4"/><text:span text:style-name="T12">//crear elemento</text:span></text:p>
      <text:p text:style-name="P5"><text:span text:style-name="T11"><text:s text:c="4"/></text:span><text:span text:style-name="T3">public long </text:span><text:span text:style-name="T5">insertItem(</text:span><text:span text:style-name="T3">int </text:span><text:span text:style-name="T5">cod, String nom, String tel){</text:span></text:p>
      <text:p text:style-name="P5"><text:s text:c="8"/><text:span text:style-name="T5">ContentValues initialValues = </text:span><text:span text:style-name="T3">new </text:span><text:span text:style-name="T5">ContentValues();</text:span></text:p>
      <text:p text:style-name="P5"><text:s text:c="8"/><text:span text:style-name="T5">initialValues.put(</text:span><text:span text:style-name="T8">CODIGO</text:span><text:span text:style-name="T5">, cod);</text:span></text:p>
      <text:p text:style-name="P5"><text:s text:c="8"/><text:span text:style-name="T5">initialValues.put(</text:span><text:span text:style-name="T8">NOMBRE</text:span><text:span text:style-name="T5">, nom);</text:span></text:p>
      <text:p text:style-name="P5"><text:s text:c="8"/><text:span text:style-name="T5">initialValues.put(</text:span><text:span text:style-name="T8">TELEFONO</text:span><text:span text:style-name="T5">, tel);</text:span></text:p>
      <text:p text:style-name="P5"><text:s text:c="8"/><text:span text:style-name="T3">return </text:span><text:span text:style-name="T7">mDb</text:span><text:span text:style-name="T5">.insert(</text:span><text:span text:style-name="T8">DATABASE_TABLE_CLIENTES</text:span><text:span text:style-name="T5">, </text:span><text:span text:style-name="T3">null</text:span><text:span text:style-name="T5">, initialValues);</text:span></text:p>
      <text:p text:style-name="P5"><text:s text:c="4"/><text:span text:style-name="T5">}</text:span></text:p>
      <text:p text:style-name="P3"><text:s/><text:span text:style-name="T5">}</text:span></text:p>
      <text:p text:style-name="P2"><text:span text:style-name="T1">public class </text:span>MainActivity <text:span text:style-name="T1">extends </text:span>AppCompatActivity {</text:p>
      <text:p text:style-name="P5"><text:s text:c="4"/><text:span text:style-name="T3">public <text:s/></text:span><text:span text:style-name="T5">DataBaseHelper </text:span><text:span text:style-name="T7">cliBDh </text:span><text:span text:style-name="T5">= </text:span><text:span text:style-name="T3">null</text:span><text:span text:style-name="T5">;</text:span></text:p>
      <text:p text:style-name="P5"><text:s text:c="4"/><text:span text:style-name="T14">@Override</text:span></text:p>
      <text:p text:style-name="P5"><text:span text:style-name="T13"><text:s text:c="4"/></text:span><text:span text:style-name="T3">protected void </text:span><text:span text:style-name="T5">onCreate(Bundle savedInstanceState) {</text:span></text:p>
      <text:p text:style-name="P5"><text:s text:c="8"/><text:span text:style-name="T3">super</text:span><text:span text:style-name="T5">.onCreate(savedInstanceState);</text:span></text:p>
      <text:p text:style-name="P5"><text:s text:c="8"/><text:span text:style-name="T5">setContentView(R.layout.</text:span><text:span text:style-name="T8">activity_main</text:span><text:span text:style-name="T5">);</text:span></text:p>
      <text:p text:style-name="P5"><text:s text:c="7"/></text:p>
      <text:p text:style-name="P5"><text:s text:c="8"/><text:span text:style-name="T7">cliBDh </text:span><text:span text:style-name="T5">= </text:span><text:span text:style-name="T3">new </text:span><text:span text:style-name="T5">DataBaseHelper(</text:span><text:span text:style-name="T3">this</text:span><text:span text:style-name="T5">);</text:span></text:p>
      <text:p text:style-name="P5"><text:s text:c="8"/><text:span text:style-name="T7">cliBDh</text:span><text:span text:style-name="T5">.open(); </text:span><text:span text:style-name="T12">//Abrimos la base de datos en modo escritura</text:span></text:p>
      <text:p text:style-name="P6"><text:s text:c="8"/><text:span text:style-name="T6">//En caso de abrir de forma correcta la base de datos</text:span></text:p>
      <text:p text:style-name="P5"><text:span text:style-name="T11"><text:s text:c="8"/></text:span><text:span text:style-name="T3">if </text:span><text:span text:style-name="T5">(</text:span><text:span text:style-name="T7">cliBDh</text:span><text:span text:style-name="T5">!= </text:span><text:span text:style-name="T3">null</text:span><text:span text:style-name="T5">) {</text:span></text:p>
      <text:p text:style-name="P5"><text:s text:c="12"/><text:span text:style-name="T12">// Introducimos 3 clientes de ejemplo</text:span></text:p>
      <text:p text:style-name="P5"><text:span text:style-name="T11"><text:s text:c="12"/></text:span><text:span text:style-name="T3">for </text:span><text:span text:style-name="T5">(</text:span><text:span text:style-name="T3">int </text:span><text:span text:style-name="T5">cont = </text:span><text:span text:style-name="T10">1</text:span><text:span text:style-name="T5">; cont &lt;= </text:span><text:span text:style-name="T10">3</text:span><text:span text:style-name="T5">; cont++) {</text:span></text:p>
      <text:p text:style-name="P5"><text:s text:c="16"/><text:span text:style-name="T12">//Creamos los datos</text:span></text:p>
      <text:p text:style-name="P5"><text:span text:style-name="T11"><text:s text:c="16"/></text:span><text:span text:style-name="T3">int </text:span><text:span text:style-name="T5">codigo = cont;</text:span></text:p>
      <text:p text:style-name="P5"><text:s text:c="16"/><text:span text:style-name="T5">String nombre = </text:span><text:span text:style-name="T9">"cli" </text:span><text:span text:style-name="T5">+ cont;</text:span></text:p>
      <text:p text:style-name="P5"><text:s text:c="16"/><text:span text:style-name="T5">String telefono = cont + </text:span><text:span text:style-name="T9">"XXXXXXX"</text:span><text:span text:style-name="T5">;</text:span></text:p>
      <text:p text:style-name="P5"><text:s text:c="16"/><text:span text:style-name="T12">//Introducimos los datos en la tabla Clientes</text:span></text:p>
      <text:p text:style-name="P5"><text:span text:style-name="T11"><text:s text:c="16"/></text:span><text:span text:style-name="T7">cliBDh</text:span><text:span text:style-name="T5">.insertItem(codigo,nombre,telefono);</text:span></text:p>
      <text:p text:style-name="P5"><text:s text:c="12"/><text:span text:style-name="T5">}</text:span></text:p>
      <text:p text:style-name="P5"><text:s text:c="8"/><text:span text:style-name="T5">}</text:span></text:p>
      <text:p text:style-name="P5"><text:s text:c="8"/><text:span text:style-name="T7">cliBDh</text:span><text:span text:style-name="T5">.close();</text:span></text:p>
      <text:p text:style-name="P7"><text:span text:style-name="T15"><text:s text:c="4"/></text:span><text:span text:style-name="T16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orenzo lorenzo</meta:initial-creator>
    <meta:creation-date>2019-12-16T10:15:53.01</meta:creation-date>
    <meta:document-statistic meta:table-count="0" meta:image-count="0" meta:object-count="0" meta:page-count="1" meta:paragraph-count="74" meta:word-count="284" meta:character-count="3063"/>
    <dc:date>2019-12-16T10:21:34.56</dc:date>
    <dc:creator>alorenzo lorenzo</dc:creator>
    <meta:editing-duration>PT5M41S</meta:editing-duration>
    <meta:editing-cycles>1</meta:editing-cycles>
    <meta:generator>OpenOffice/4.1.6$Win32 OpenOffice.org_project/416m1$Build-9790</meta:generator>
  </office:meta>
</office:document-meta>
</file>